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763" officeooo:paragraph-rsid="0012f763"/>
    </style:style>
    <style:style style:name="P2" style:family="paragraph" style:parent-style-name="Standard">
      <style:text-properties fo:font-size="20pt" officeooo:rsid="0012f763" officeooo:paragraph-rsid="0012f763" style:font-size-asian="20pt" style:font-size-complex="20pt"/>
    </style:style>
    <style:style style:name="P3" style:family="paragraph" style:parent-style-name="Standard">
      <style:text-properties fo:font-size="18pt" officeooo:rsid="0012f763" officeooo:paragraph-rsid="0012f763" style:font-size-asian="18pt" style:font-size-complex="18pt"/>
    </style:style>
    <style:style style:name="P4" style:family="paragraph" style:parent-style-name="Standard">
      <style:text-properties fo:font-size="11pt" officeooo:rsid="0012f763" officeooo:paragraph-rsid="0012f763" style:font-size-asian="11pt" style:font-size-complex="11pt"/>
    </style:style>
    <style:style style:name="T1" style:family="text">
      <style:text-properties officeooo:rsid="0014ba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1 </text:p>
      <text:p text:style-name="P1"/>
      <text:p text:style-name="P1">Student Name : Wei Li</text:p>
      <text:p text:style-name="P1"/>
      <text:p text:style-name="P3">Part 1:</text:p>
      <text:p text:style-name="Standard">The code should read the mri.pgm image and output the mri2.pgm image. The objective of this part of the assignment is to black out the right-two-quadrant of the image.</text:p>
      <text:p text:style-name="Standard"/>
      <text:p text:style-name="P3">Code:</text:p>
      <text:p text:style-name="P4">#include &lt;stdio.h&gt;</text:p>
      <text:p text:style-name="P4">#include &lt;stdlib.h&gt;</text:p>
      <text:p text:style-name="P4"/>
      <text:p text:style-name="P4">int main(int argc, char *argv[]){</text:p>
      <text:p text:style-name="P4">unsigned sizeX; <text:tab/>//image width</text:p>
      <text:p text:style-name="P4">unsigned sizeY; <text:tab/>//image height</text:p>
      <text:p text:style-name="P4">unsigned char *image; <text:s text:c="2"/>//image 1D array</text:p>
      <text:p text:style-name="P4">unsigned levels;</text:p>
      <text:p text:style-name="P4"/>
      <text:p text:style-name="P4">//read image from file</text:p>
      <text:p text:style-name="P4">FILE *iFile = fopen("mri.pgm","r"); // iFile point to the image</text:p>
      <text:p text:style-name="P4">if(iFile == 0) return 1;</text:p>
      <text:p text:style-name="P4">if(3!=fscanf(iFile, "P5 %d %d %d ", &amp;sizeX, &amp;sizeY, &amp;levels)) return 1; <text:s/>//%d decimal , level means brightness</text:p>
      <text:p text:style-name="P4">image = (unsigned char *) malloc(sizeX*sizeY);</text:p>
      <text:p text:style-name="P4">fread(image, sizeof(unsigned char), sizeX*sizeY, iFile);</text:p>
      <text:p text:style-name="P4">fclose(iFile);</text:p>
      <text:p text:style-name="P4"/>
      <text:p text:style-name="P4">int max = 255; <text:tab/></text:p>
      <text:p text:style-name="P4">for(int i=0; i&lt;256; i++){</text:p>
      <text:p text:style-name="P4"><text:tab/>for(int j=i+128; j&lt;i+256; j++)</text:p>
      <text:p text:style-name="P4"><text:tab/><text:tab/>image[i*max + j] = 0;<text:tab/><text:tab/></text:p>
      <text:p text:style-name="P4">}</text:p>
      <text:p text:style-name="P4"/>
      <text:p text:style-name="P4">//write image to file</text:p>
      <text:p text:style-name="P4">iFile = fopen("mri2.pgm","w");</text:p>
      <text:p text:style-name="P4">if(iFile == 0) return 1; //error handling</text:p>
      <text:p text:style-name="P4">fprintf(iFile, "P5 %d %d %d ",sizeX,sizeY, 255);//write header</text:p>
      <text:p text:style-name="P4">fwrite(image, sizeof(unsigned char), sizeX*sizeY, iFile);//write binary image</text:p>
      <text:p text:style-name="P4">fclose(iFile);</text:p>
      <text:p text:style-name="P4"/>
      <text:p text:style-name="P4"/>
      <text:p text:style-name="P4">return 0;</text:p>
      <text:p text:style-name="P4">}</text:p>
      <text:p text:style-name="Standard"/>
      <text:p text:style-name="Standard"/>
      <text:p text:style-name="P3">Part2:</text:p>
      <text:p text:style-name="Standard">The objective of this part of the assignment is to discard the odd pixels and resize the image to 1/4 of the original size. <text:span text:style-name="T1">I create another variable called ‘store’ to store the ¼ size of the image and use nested for loop to go through 128x128 pixels and put the even pixels from the original image. </text:span></text:p>
      <text:p text:style-name="Standard"/>
      <text:p text:style-name="P3"><text:soft-page-break/>Code:</text:p>
      <text:p text:style-name="P4">#include &lt;stdio.h&gt;</text:p>
      <text:p text:style-name="P4">#include &lt;stdlib.h&gt;</text:p>
      <text:p text:style-name="P4"/>
      <text:p text:style-name="P4">int main(int argc, char *argv[]){</text:p>
      <text:p text:style-name="P4">unsigned sizeX; <text:tab/>//image width</text:p>
      <text:p text:style-name="P4">unsigned sizeY; <text:tab/>//image height</text:p>
      <text:p text:style-name="P4">unsigned char *image; <text:s text:c="2"/>//image 1D array</text:p>
      <text:p text:style-name="P4">unsigned char *store; <text:s text:c="2"/>//store resized image</text:p>
      <text:p text:style-name="P4">unsigned levels;</text:p>
      <text:p text:style-name="P4"/>
      <text:p text:style-name="P4">//read image from file</text:p>
      <text:p text:style-name="P4">FILE *iFile = fopen("mri.pgm","r"); // iFile point to the image</text:p>
      <text:p text:style-name="P4">if(iFile == 0) return 1;</text:p>
      <text:p text:style-name="P4">if(3!=fscanf(iFile, "P5 %d %d %d ", &amp;sizeX, &amp;sizeY, &amp;levels)) return 1; <text:s/>//%d decimal , level means brightness</text:p>
      <text:p text:style-name="P4">image = (unsigned char *) malloc(sizeX * sizeY);</text:p>
      <text:p text:style-name="P4">fread(image, sizeof(unsigned char), sizeX*sizeY, iFile);</text:p>
      <text:p text:style-name="P4">fclose(iFile);</text:p>
      <text:p text:style-name="P4"/>
      <text:p text:style-name="P4">store = (unsigned char *) malloc(sizeX/2 * sizeY/2);</text:p>
      <text:p text:style-name="P4"/>
      <text:p text:style-name="P4">int max = 255;</text:p>
      <text:p text:style-name="P4">for(int i=0; i&lt;128; i++){</text:p>
      <text:p text:style-name="P4"><text:tab/>for(int j=0; j&lt;128; j++){</text:p>
      <text:p text:style-name="P4"><text:tab/><text:tab/>store[i*(max/2) + j] = image[i*max*2 + j*2];</text:p>
      <text:p text:style-name="P4"><text:tab/>}</text:p>
      <text:p text:style-name="P4">}</text:p>
      <text:p text:style-name="P4"/>
      <text:p text:style-name="P4">free(image);</text:p>
      <text:p text:style-name="P4"/>
      <text:p text:style-name="P4">//write image to file</text:p>
      <text:p text:style-name="P4">iFile = fopen("mri2-2.pgm","w");</text:p>
      <text:p text:style-name="P4">if(iFile == 0) return 1; //error handling</text:p>
      <text:p text:style-name="P4">fprintf(iFile, "P5 %d %d %d ", sizeX/2,sizeY/2, 255); //write header</text:p>
      <text:p text:style-name="P4">fwrite(store, sizeof(unsigned char), sizeX/2*sizeY/2, iFile); //write binary image</text:p>
      <text:p text:style-name="P4">fclose(iFile);</text:p>
      <text:p text:style-name="P4">return 0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13:52.997485910</meta:creation-date>
    <dc:date>2019-03-18T10:23:53.132456268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369" meta:character-count="2414" meta:non-whitespace-character-count="2086"/>
  </office:meta>
</office:document-meta>
</file>